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text-properties officeooo:rsid="00139b86" officeooo:paragraph-rsid="00139b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testrepo</text:p>
      <text:p text:style-name="P1">d</text:p>
      <text:p text:style-name="P1"/>
      <text:p text:style-name="P1">dasda</text:p>
      <text:p text:style-name="P1"/>
      <text:p text:style-name="P1"/>
      <text:p text:style-name="P1">dada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07T15:15:14.152093369</dc:date>
    <meta:editing-duration>PT15S</meta:editing-duration>
    <meta:editing-cycles>1</meta:editing-cycles>
    <meta:generator>LibreOffice/7.2.2.2$Linux_X86_64 LibreOffice_project/20$Build-2</meta:generator>
    <meta:document-statistic meta:table-count="0" meta:image-count="0" meta:object-count="0" meta:page-count="1" meta:paragraph-count="4" meta:word-count="5" meta:character-count="21" meta:non-whitespace-character-count="20"/>
  </office:meta>
</office:document-meta>
</file>